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 LIGA" svg:font-family="'SteMi LIGA'" style:font-pitch="variable"/>
  </office:font-face-decls>
  <office:automatic-styles>
    <style:style style:name="P1" style:family="paragraph" style:parent-style-name="Standard">
      <style:text-properties style:font-name="SteMi LIGA" fo:font-size="60pt" fo:font-weight="normal" officeooo:rsid="001712bf" officeooo:paragraph-rsid="001712bf" style:font-size-asian="60pt" style:font-weight-asian="normal" style:font-size-complex="60pt" style:font-weight-complex="normal"/>
    </style:style>
    <style:style style:name="P2" style:family="paragraph" style:parent-style-name="Standard">
      <style:text-properties style:font-name="SteMi LIGA" fo:font-size="60pt" fo:font-weight="normal" officeooo:rsid="0017ed91" officeooo:paragraph-rsid="0017ed91" style:font-size-asian="60pt" style:font-weight-asian="normal" style:font-size-complex="60pt" style:font-weight-complex="normal"/>
    </style:style>
    <style:style style:name="P3" style:family="paragraph" style:parent-style-name="Standard">
      <style:text-properties style:font-name="SteMi LIGA" fo:font-size="60pt" fo:font-weight="normal" officeooo:rsid="0017ed91" officeooo:paragraph-rsid="0017ed91" style:font-size-asian="60pt" style:font-weight-asian="normal" style:font-size-complex="60pt" style:font-weight-complex="normal"/>
    </style:style>
    <style:style style:name="P4" style:family="paragraph" style:parent-style-name="Standard">
      <style:text-properties style:font-name="SteMi LIGA" fo:font-size="60pt" fo:font-weight="normal" officeooo:rsid="001d8187" officeooo:paragraph-rsid="001d8187" style:font-size-asian="60pt" style:font-weight-asian="normal" style:font-size-complex="60pt" style:font-weight-complex="normal"/>
    </style:style>
    <style:style style:name="T1" style:family="text">
      <style:text-properties officeooo:rsid="0017e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a ke ko ku <text:span text:style-name="T1">kia kie kio kiu</text:span></text:p>
      <text:p text:style-name="P2">pa pe po pu pia pie pio piu</text:p>
      <text:p text:style-name="P2">ha he ho hu hia hie hio hiu</text:p>
      <text:p text:style-name="P2">ga ge go gu gia gie gio giu</text:p>
      <text:p text:style-name="P2">ba be bo bu bia bie bio biu</text:p>
      <text:p text:style-name="P4">pabapa </text:p>
      <text:p text:style-name="P2">ma me mo mu mia mie mio mi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 LIGA" svg:font-family="'SteMi LIGA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8:59:05.874788282</meta:creation-date>
    <dc:date>2023-12-10T20:08:10.890505211</dc:date>
    <meta:editing-duration>PT7M2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9" meta:character-count="169" meta:non-whitespace-character-count="126"/>
  </office:meta>
</office:document-meta>
</file>